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c24" officeooo:paragraph-rsid="00132c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احصل على تجربة سلسةب </text:p>
      <text:p text:style-name="P1">أعمل كـ full stack developer منذ 2020. عملت كمصمم جرافيك في 2019. لدي شغف بتعلم المهارات الجديدة في مجال الويب..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2T02:33:12.162960906</meta:creation-date>
    <dc:date>2022-10-22T14:03:04.346021887</dc:date>
    <meta:editing-duration>PT11H19M42S</meta:editing-duration>
    <meta:editing-cycles>1</meta:editing-cycles>
    <meta:document-statistic meta:table-count="0" meta:image-count="0" meta:object-count="0" meta:page-count="1" meta:paragraph-count="2" meta:word-count="24" meta:character-count="134" meta:non-whitespace-character-count="110"/>
    <meta:generator>LibreOffice/6.4.7.2$Linux_X86_64 LibreOffice_project/40$Build-2</meta:generator>
  </office:meta>
</office:document-meta>
</file>